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/>
    </style:style>
    <style:style style:name="P2" style:family="paragraph" style:parent-style-name="Text_20_body" style:list-style-name="L1">
      <style:paragraph-properties fo:text-align="justify" style:justify-single-word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>
      <style:paragraph-properties fo:margin-left="1.251cm" fo:margin-right="0cm" fo:text-indent="0cm" style:auto-text-indent="false"/>
    </style:style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language="cs" fo:country="CZ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ransformace souřadnic</text:h>
      <text:p text:style-name="Text_20_body"/>
      <text:p text:style-name="Text_20_body">Při zadávání nálezových dat v aplikaci Plantlore může uživatel upřestnit místo zadáním souřsdnic GPS. GPS je implicitně udávána v souřadnicovém systému WGS-84, ale umožňuje i přepočet do některých souřadnicových systémů. </text:p>
      <text:p text:style-name="Text_20_body">Na území ČR jsou platné souřadnicové systémy :</text:p>
      <text:list text:style-name="L1">
        <text:list-item>
          <text:p text:style-name="P1"><text:span text:style-name="T1">Světový geodetický referenční systém 1984 (WGS84) </text:span><text:s/>- <text:s/>je definován souborem pozemních stanic a polohami družic systému GPS. Je navržený tak, aby odpovídal celé zeměkouli.</text:p>
        </text:list-item>
        <text:list-item>
          <text:p text:style-name="P1"><text:span text:style-name="T1">Souřadnicový systém Jednotné trigonometrické sítě katastrální (S-JTSK)</text:span> – je to rovinný systém. Zeměpisná šířka a délka v S-JTSK je charakterizována na Besselově elipsoidu. Při převodu sférických souřadnic na rovinné se používá Gaussova koule. </text:p>
        </text:list-item>
        <text:list-item>
          <text:p text:style-name="P2"><text:span text:style-name="T1">Souřadnicový systém 1942 (S-42)</text:span> <text:s/>- je to rovinný systém. Základem tohoto systému je Gaussovo konformní válcové zobrazení, založené na Krasovského elipsoidu, rozděleného na šestistupňové (někdy třístupňové) poledníkové pásy. Každý pás je zvlášť promítnut do roviny a má svou vlastní pravoúhlou souřadnicovou <text:span text:style-name="T2">soustavu.</text:span><text:span text:style-name="T3"> Rovník prohlásíme za osu y a k rovníku kolmý 15. poledník za osu x. Souřadnice x nějakého bodu je vzdálenost v metrech od osy y, tedy od rovníku. Souřadnice y by analogicky měla být vzdálenost od 15. poledníku. Aby se předešlo záporným hodnotám západně od osového poledníku, přičítá se k souřadnici 500 000 metrů a aby se předešlo záměně souřadnic v jednotlivých pásech, předřazuje se ještě na začátek pořadové číslo pásu. </text:span></text:p>
        </text:list-item>
      </text:list>
      <text:p text:style-name="Text_20_body"/>
      <text:p text:style-name="Text_20_body">Zabývali jsme se převody mezi souřadnicovými systémy WGS-84, S-JTSK a S-42. <text:s/>Algoritmy a informace k převodům jsme dohledávali na internetu.</text:p>
      <text:list text:style-name="L2">
        <text:list-item>
          <text:p text:style-name="P3"><text:a xlink:type="simple" xlink:href="http://astro.mff.cuni.cz/mira/sh/sh.php">http://astro.mff.cuni.cz/mira/sh/sh.php</text:a></text:p>
        </text:list-item>
        <text:list-item>
          <text:p text:style-name="P3"><text:a xlink:type="simple" xlink:href="http://gpsweb.cz/JTSK-WGS.htm">http://gpsweb.cz/JTSK-WGS.htm</text:a></text:p>
        </text:list-item>
        <text:list-item>
          <text:p text:style-name="P3"><text:a xlink:type="simple" xlink:href="http://sas2.elte.hu/tg/majster.htm">http://sas2.elte.hu/tg/majster.htm</text:a> </text:p>
        </text:list-item>
      </text:list>
      <text:p text:style-name="Text_20_body"/>
      <text:h text:style-name="Heading_20_2" text:outline-level="2">Převod ze systému WGS-84 do S-JTSK a zpět</text:h>
      <text:p text:style-name="Text_20_body">WGS-84 používá elipsoid WGS-84, kdežto S-JTSK používá elipsoid Basseův . </text:p>
      <text:p text:style-name="Text_20_body"/>
      <text:p text:style-name="Text_20_body">Transformace z WGS84 do S-JTSK:</text:p>
      <text:list text:style-name="L3">
        <text:list-item>
          <text:p text:style-name="P4">Transformace elipsoidu WGS84 na Besselův elipsoid (Hrdina, Heltmertova transformace)</text:p>
        </text:list-item>
        <text:list-item>
          <text:p text:style-name="P4">Transformace z Besselova elipsoidu do kartézského souř. systému S-JTSK (známá jako Křovákovo zobrazení)</text:p>
        </text:list-item>
      </text:list>
      <text:list text:style-name="L4">
        <text:list-item>
          <text:p text:style-name="P5"><text:span text:style-name="T4">zobrazení z Besselova elipsoidu na Gaussovu kouli</text:span> </text:p>
        </text:list-item>
        <text:list-item>
          <text:p text:style-name="P5">vypocet kartografickych souradnic na Gaussove kouli s posunutym polem Q o souradnicich 48°15`, 42°30`</text:p>
        </text:list-item>
        <text:list-item>
          <text:p text:style-name="P5"><text:span text:style-name="T4">zobrazení z Gaussovy koule na plochu koule</text:span> </text:p>
        </text:list-item>
      </text:list>
      <text:p text:style-name="Text_20_body"/>
      <text:p text:style-name="Text_20_body">Transformace z SJTSK do WGS84:</text:p>
      <text:list text:style-name="L5">
        <text:list-item>
          <text:p text:style-name="P6">Křovákova transformace</text:p>
        </text:list-item>
        <text:list-item>
          <text:p text:style-name="P6">Výpočet pravouhlých souřadnic z geodetických souřadnic pro Besselův elipsoid</text:p>
        </text:list-item>
        <text:list-item>
          <text:p text:style-name="P6">Transformace z Besselova elipsoidu na elipsoid WGS84 (Hrdina, Heltmertova transformace)</text:p>
        </text:list-item>
      </text:list>
      <text:h text:style-name="Heading_20_2" text:outline-level="2">Převod ze systému WGS-84 do S-42 a zpět</text:h>
      <text:p text:style-name="Text_20_body">WGS-84 používá elipsoid WGS-84, kdežto S-42 používá elipsoid Krasovského . </text:p>
      <text:p text:style-name="Text_20_body"/>
      <text:p text:style-name="Text_20_body">Transformace z WGS84 do S-42:</text:p>
      <text:list text:style-name="L6">
        <text:list-item>
          <text:p text:style-name="P7">Výpočet pravouhlých souřadnic z geodetických souřadnic pro elipsoid WGS84</text:p>
        </text:list-item>
        <text:list-item>
          <text:p text:style-name="P7">Transformace elipsoidu WGS84 na elipsoid Krasovského (Heltmertova transformace)</text:p>
        </text:list-item>
        <text:list-item>
          <text:p text:style-name="P7">Výpočet geodetických souřadnic z pravouhlých souřadnic pro elipsoid Krasovsky</text:p>
        </text:list-item>
        <text:list-item>
          <text:p text:style-name="P7">Mercatorova projekce</text:p>
        </text:list-item>
      </text:list>
      <text:p text:style-name="Text_20_body"/>
      <text:p text:style-name="Text_20_body">Transformace z S-42 do WGS-84:</text:p>
      <text:list text:style-name="L7">
        <text:list-item>
          <text:p text:style-name="P8">Mercatorova projekce</text:p>
        </text:list-item>
        <text:list-item>
          <text:p text:style-name="P8">Výpočet pravouhlých souřadnic z geodetických souřadnic pro elipsoid Kraovsky</text:p>
        </text:list-item>
        <text:list-item>
          <text:p text:style-name="P8">Transformace pravouhlých souřadnic z S-42 do WGS84 (Heltmertova transformace)</text:p>
        </text:list-item>
        <text:list-item>
          <text:p text:style-name="P8">Výpočet geodetických souřadnic z pravouhlých souřadnic pro elipsoid WGS84</text:p>
        </text:list-item>
      </text:list>
      <text:p text:style-name="Text_20_body"/>
      <text:h text:style-name="Heading_20_2" text:outline-level="2">Převod ze systému S-JTSK do S-42 a zpět</text:h>
      <text:p text:style-name="Text_20_body">S-JTSK používá elipsoid Basseův a <text:s/>S-42 používá elipsoid Krasovského.</text:p>
      <text:p text:style-name="Text_20_body"/>
      <text:p text:style-name="Text_20_body">Vzájemný převod mezi těmito souřadnicovými systémy je řešen přes systmém WGS-84.</text:p>
      <text:p text:style-name="Text_20_body"/>
      <text:h text:style-name="Heading_20_2" text:outline-level="2">Závěr</text:h>
      <text:p text:style-name="Text_20_body">Při zadávání korektních hodnot dojde jen k malé chybě při převodu souřadnic ze zvoleného souřadnicového systému na jiný a zpě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L O</meta:initial-creator>
    <meta:creation-date>2006-09-11T02:09:33</meta:creation-date>
    <dc:creator>L O</dc:creator>
    <dc:date>2006-09-11T04:29:09</dc:date>
    <dc:language>cs-CZ</dc:language>
    <meta:editing-cycles>16</meta:editing-cycles>
    <meta:editing-duration>PT2H19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9" meta:word-count="501" meta:character-count="3415"/>
  </office:meta>
</office:document-meta>
</file>